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000000480773BDFFBF24C4A90.png" manifest:media-type="image/png"/>
  <manifest:file-entry manifest:full-path="Pictures/1000000000000480000004802B768A7F3732FC14.png" manifest:media-type="image/png"/>
  <manifest:file-entry manifest:full-path="Pictures/10000000000004800000048037A6E4B2EC1600B6.png" manifest:media-type="image/png"/>
  <manifest:file-entry manifest:full-path="Pictures/100000000000048000000480CB46E4F3234BAD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75cm" svg:height="30.475cm" svg:x="3.785cm" svg:y="4.039cm">
          <draw:image xlink:href="Pictures/100000000000048000000480CB46E4F3234BADBB.png" xlink:type="simple" xlink:show="embed" xlink:actuate="onLoad">
            <text:p/>
          </draw:image>
        </draw:frame>
        <draw:frame draw:style-name="gr1" draw:text-style-name="P1" draw:layer="layout" svg:width="30.475cm" svg:height="30.475cm" svg:x="4.547cm" svg:y="32.225cm">
          <draw:image xlink:href="Pictures/1000000000000480000004802B768A7F3732FC14.png" xlink:type="simple" xlink:show="embed" xlink:actuate="onLoad">
            <text:p/>
          </draw:image>
        </draw:frame>
        <draw:frame draw:style-name="gr2" draw:text-style-name="P3" draw:layer="layout" svg:width="2.286cm" svg:height="1.987cm" svg:x="4.547cm" svg:y="4.039cm">
          <draw:text-box>
            <text:p text:style-name="P2"><text:span text:style-name="T1">a</text:span></text:p>
          </draw:text-box>
        </draw:frame>
        <draw:frame draw:style-name="gr2" draw:text-style-name="P3" draw:layer="layout" svg:width="2.286cm" svg:height="1.987cm" svg:x="4.547cm" svg:y="33.34cm">
          <draw:text-box>
            <text:p text:style-name="P2"><text:span text:style-name="T1">c</text:span></text:p>
          </draw:text-box>
        </draw:frame>
        <draw:frame draw:style-name="gr1" draw:text-style-name="P1" draw:layer="layout" svg:width="30.475cm" svg:height="30.475cm" svg:x="34.524cm" svg:y="4.039cm">
          <draw:image xlink:href="Pictures/10000000000004800000048037A6E4B2EC1600B6.png" xlink:type="simple" xlink:show="embed" xlink:actuate="onLoad">
            <text:p/>
          </draw:image>
        </draw:frame>
        <draw:frame draw:style-name="gr1" draw:text-style-name="P1" draw:layer="layout" svg:width="30.475cm" svg:height="30.475cm" svg:x="35.281cm" svg:y="32.225cm">
          <draw:image xlink:href="Pictures/100000000000048000000480773BDFFBF24C4A90.png" xlink:type="simple" xlink:show="embed" xlink:actuate="onLoad">
            <text:p/>
          </draw:image>
        </draw:frame>
        <draw:frame draw:style-name="gr2" draw:text-style-name="P3" draw:layer="layout" svg:width="2.286cm" svg:height="1.987cm" svg:x="35.547cm" svg:y="4.039cm">
          <draw:text-box>
            <text:p text:style-name="P2"><text:span text:style-name="T1">b</text:span></text:p>
          </draw:text-box>
        </draw:frame>
        <draw:frame draw:style-name="gr2" draw:text-style-name="P3" draw:layer="layout" svg:width="2.286cm" svg:height="1.987cm" svg:x="35.547cm" svg:y="33.34cm">
          <draw:text-box>
            <text:p text:style-name="P2"><text:span text:style-name="T1">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09:42:05.139057371</meta:creation-date>
    <dc:date>2017-12-05T09:46:09.266065259</dc:date>
    <meta:editing-duration>PT4M4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